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0b81f8" officeooo:paragraph-rsid="000b81f8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0b81f8" officeooo:paragraph-rsid="000b81f8" style:font-size-asian="13pt" style:font-size-complex="13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-2</text:p>
      <text:p text:style-name="P1"/>
      <text:p text:style-name="P2"/>
      <text:p text:style-name="P2">Z:\&gt;cd ..</text:p>
      <text:p text:style-name="P2"/>
      <text:p text:style-name="P2">Z:\&gt;<text:span text:style-name="T1">cd c</text:span></text:p>
      <text:p text:style-name="P2">The system cannot find the path specified.</text:p>
      <text:p text:style-name="P2"/>
      <text:p text:style-name="P2">Z:\&gt;<text:span text:style-name="T1">git config --global user.name "meetdalsaniya12"</text:span></text:p>
      <text:p text:style-name="P2">error: could not lock config file Z://.gitconfig: Permission denied</text:p>
      <text:p text:style-name="P2"/>
      <text:p text:style-name="P2">Z:\&gt;<text:span text:style-name="T1">cd ..</text:span></text:p>
      <text:p text:style-name="P2"/>
      <text:p text:style-name="P2">Z:\&gt;<text:span text:style-name="T1">git --v</text:span></text:p>
      <text:p text:style-name="P2">unknown option: --v</text:p>
      <text:p text:style-name="P2">usage: git [-v | --version] [-h | --help] [-C &lt;path&gt;] [-c &lt;name&gt;=&lt;value&gt;]</text:p>
      <text:p text:style-name="P2"><text:s text:c="11"/>[--exec-path[=&lt;path&gt;]] [--html-path] [--man-path] [--info-path]</text:p>
      <text:p text:style-name="P2"><text:s text:c="11"/>[-p | --paginate | -P | --no-pager] [--no-replace-objects] [--no-lazy-fetch]</text:p>
      <text:p text:style-name="P2"><text:s text:c="11"/>[--no-optional-locks] [--no-advice] [--bare] [--git-dir=&lt;path&gt;]</text:p>
      <text:p text:style-name="P2"><text:s text:c="11"/>[--work-tree=&lt;path&gt;] [--namespace=&lt;name&gt;] [--config-env=&lt;name&gt;=&lt;envvar&gt;]</text:p>
      <text:p text:style-name="P2"><text:s text:c="11"/>&lt;command&gt; [&lt;args&gt;]</text:p>
      <text:p text:style-name="P2"/>
      <text:p text:style-name="P2">Z:\&gt;<text:span text:style-name="T1">git --version</text:span></text:p>
      <text:p text:style-name="P2">git version 2.52.0.windows.1</text:p>
      <text:p text:style-name="P2"/>
      <text:p text:style-name="P2">Z:\&gt;<text:span text:style-name="T1">set HOME=c:\Users\student</text:span></text:p>
      <text:p text:style-name="P2"/>
      <text:p text:style-name="P2">Z:\&gt;git config --global user.name "meetdalsaniya12"</text:p>
      <text:p text:style-name="P2"/>
      <text:p text:style-name="P2">Z:\&gt;git config --global user.name "meet.dalsaniya122846@marwadiuniversity.ac.in"</text:p>
      <text:p text:style-name="P2"/>
      <text:p text:style-name="P2">Z:\&gt;git init</text:p>
      <text:p text:style-name="P2">//192.168.12.101/MEFExam_TIPO/.git: Permission denied</text:p>
      <text:p text:style-name="P2"/>
      <text:p text:style-name="P2">Z:\&gt;c :</text:p>
      <text:p text:style-name="P2">'c' is not recognized as an internal or external command,</text:p>
      <text:p text:style-name="P2">operable program or batch file.</text:p>
      <text:p text:style-name="P2"/>
      <text:p text:style-name="P2">Z:\&gt;c:</text:p>
      <text:p text:style-name="P2"/>
      <text:p text:style-name="P2">C:\&gt;git config --global user.name "meetdalsaniya12"</text:p>
      <text:p text:style-name="P2"/>
      <text:p text:style-name="P2">C:\&gt;git config --global user.name "meet.dalsaniya122846@marwadiuniversity.ac.in"</text:p>
      <text:p text:style-name="P2"/>
      <text:p text:style-name="P2">C:\&gt;git init</text:p>
      <text:p text:style-name="P2">Initialized empty Git repository in C:/.git/</text:p>
      <text:p text:style-name="P2"/>
      <text:p text:style-name="P2">C:\&gt;mkdir ost</text:p>
      <text:p text:style-name="P2"><text:soft-page-break/></text:p>
      <text:p text:style-name="P2">C:\&gt;git init</text:p>
      <text:p text:style-name="P2">Reinitialized existing Git repository in C:/.git/</text:p>
      <text:p text:style-name="P2"/>
      <text:p text:style-name="P2">C:\&gt;cd ost</text:p>
      <text:p text:style-name="P2"/>
      <text:p text:style-name="P2">C:\ost&gt;git init</text:p>
      <text:p text:style-name="P2">Initialized empty Git repository in C:/ost/.git/</text:p>
      <text:p text:style-name="P2"/>
      <text:p text:style-name="P2">C:\ost&gt;git status</text:p>
      <text:p text:style-name="P2">On branch master</text:p>
      <text:p text:style-name="P2"/>
      <text:p text:style-name="P2">No commits yet</text:p>
      <text:p text:style-name="P2"/>
      <text:p text:style-name="P2">nothing to commit (create/copy files and use "git add" to track)</text:p>
      <text:p text:style-name="P2"/>
      <text:p text:style-name="P2">C:\ost&gt;echo abc.txt</text:p>
      <text:p text:style-name="P2">abc.txt</text:p>
      <text:p text:style-name="P2"/>
      <text:p text:style-name="P2">C:\ost&gt;git status</text:p>
      <text:p text:style-name="P2">On branch master</text:p>
      <text:p text:style-name="P2"/>
      <text:p text:style-name="P2">No commits yet</text:p>
      <text:p text:style-name="P2"/>
      <text:p text:style-name="P2">nothing to commit (create/copy files and use "git add" to track)</text:p>
      <text:p text:style-name="P2"/>
      <text:p text:style-name="P2">C:\ost&gt;dir</text:p>
      <text:p text:style-name="P2"><text:s/>Volume in drive C has no label.</text:p>
      <text:p text:style-name="P2"><text:s/>Volume Serial Number is C2A1-ABB5</text:p>
      <text:p text:style-name="P2"/>
      <text:p text:style-name="P2"><text:s/>Directory of C:\ost</text:p>
      <text:p text:style-name="P2"/>
      <text:p text:style-name="P2">27-01-2026 <text:s/>08:16 <text:s text:c="3"/>&lt;DIR&gt; <text:s text:c="9"/>.</text:p>
      <text:p text:style-name="P2">27-01-2026 <text:s/>08:16 <text:s text:c="3"/>&lt;DIR&gt; <text:s text:c="9"/>..</text:p>
      <text:p text:style-name="P2"><text:s text:c="15"/>0 File(s) <text:s text:c="13"/>0 bytes</text:p>
      <text:p text:style-name="P2"><text:s text:c="15"/>2 Dir(s) <text:s/>48,435,851,264 bytes free</text:p>
      <text:p text:style-name="P2"/>
      <text:p text:style-name="P2">C:\ost&gt;echo Hello&gt;abc.txt</text:p>
      <text:p text:style-name="P2"/>
      <text:p text:style-name="P2">C:\ost&gt;dir</text:p>
      <text:p text:style-name="P2"><text:s/>Volume in drive C has no label.</text:p>
      <text:p text:style-name="P2"><text:s/>Volume Serial Number is C2A1-ABB5</text:p>
      <text:p text:style-name="P2"/>
      <text:p text:style-name="P2"><text:s/>Directory of C:\ost</text:p>
      <text:p text:style-name="P2"/>
      <text:p text:style-name="P2">27-01-2026 <text:s/>08:18 <text:s text:c="3"/>&lt;DIR&gt; <text:s text:c="9"/>.</text:p>
      <text:p text:style-name="P2">27-01-2026 <text:s/>08:18 <text:s text:c="3"/>&lt;DIR&gt; <text:s text:c="9"/>..</text:p>
      <text:p text:style-name="P2">27-01-2026 <text:s/>08:18 <text:s text:c="16"/>7 abc.txt</text:p>
      <text:p text:style-name="P2"><text:soft-page-break/><text:s text:c="15"/>1 File(s) <text:s text:c="13"/>7 bytes</text:p>
      <text:p text:style-name="P2"><text:s text:c="15"/>2 Dir(s) <text:s/>48,435,666,944 bytes free</text:p>
      <text:p text:style-name="P2"/>
      <text:p text:style-name="P2">C:\ost&gt;type abc.txt</text:p>
      <text:p text:style-name="P2">Hello</text:p>
      <text:p text:style-name="P2"/>
      <text:p text:style-name="P2">C:\ost&gt;git commit -m "Initial Commit"</text:p>
      <text:p text:style-name="P2">On branch master</text:p>
      <text:p text:style-name="P2"/>
      <text:p text:style-name="P2">Initial commit</text:p>
      <text:p text:style-name="P2"/>
      <text:p text:style-name="P2">Untracked files:</text:p>
      <text:p text:style-name="P2"><text:s text:c="2"/>(use "git add &lt;file&gt;..." to include in what will be committed)</text:p>
      <text:p text:style-name="P2"><text:s text:c="8"/>abc.txt</text:p>
      <text:p text:style-name="P2"/>
      <text:p text:style-name="P2">nothing added to commit but untracked files present (use "git add" to track)</text:p>
      <text:p text:style-name="P2"/>
      <text:p text:style-name="P2">C:\ost&gt;git add abc.txt</text:p>
      <text:p text:style-name="P2"/>
      <text:p text:style-name="P2">C:\ost&gt;git commit -m "Initial Commit"</text:p>
      <text:p text:style-name="P2">[master (root-commit) a1b6243] Initial Commit</text:p>
      <text:p text:style-name="P2"><text:s/>Committer: meet.dalsaniya122846@marwadiuniversity.ac.in &lt;student@mefgi.com&gt;</text:p>
      <text:p text:style-name="P2">Your name and email address were configured automatically based</text:p>
      <text:p text:style-name="P2">on your username and hostname. Please check that they are accurate.</text:p>
      <text:p text:style-name="P2">You can suppress this message by setting them explicitly:</text:p>
      <text:p text:style-name="P2"/>
      <text:p text:style-name="P2"><text:s text:c="4"/>git config --global user.name "Your Name"</text:p>
      <text:p text:style-name="P2"><text:s text:c="4"/>git config --global user.email you@example.com</text:p>
      <text:p text:style-name="P2"/>
      <text:p text:style-name="P2">After doing this, you may fix the identity used for this commit with:</text:p>
      <text:p text:style-name="P2"/>
      <text:p text:style-name="P2"><text:s text:c="4"/>git commit --amend --reset-author</text:p>
      <text:p text:style-name="P2"/>
      <text:p text:style-name="P2"><text:s/>1 file changed, 1 insertion(+)</text:p>
      <text:p text:style-name="P2"><text:s/>create mode 100644 abc.txt</text:p>
      <text:p text:style-name="P2"/>
      <text:p text:style-name="P2">C:\ost&gt;git branch</text:p>
      <text:p text:style-name="P2">* master</text:p>
      <text:p text:style-name="P2"/>
      <text:p text:style-name="P2">C:\ost&gt;git branch -m master main</text:p>
      <text:p text:style-name="P2"/>
      <text:p text:style-name="P2">C:\ost&gt;git branch</text:p>
      <text:p text:style-name="P2">* main</text:p>
      <text:p text:style-name="P2"/>
      <text:p text:style-name="P2">C:\ost&gt;git checkout main</text:p>
      <text:p text:style-name="P2">Already on 'main'</text:p>
      <text:p text:style-name="P2"/>
      <text:p text:style-name="P2">C:\ost&gt;git checkout -b dev</text:p>
      <text:p text:style-name="P2"><text:soft-page-break/>Switched to a new branch 'dev'</text:p>
      <text:p text:style-name="P2"/>
      <text:p text:style-name="P2">C:\ost&gt;echo Hello from dev branch&gt;&gt;abc.txt</text:p>
      <text:p text:style-name="P2"/>
      <text:p text:style-name="P2">C:\ost&gt;git add .</text:p>
      <text:p text:style-name="P2"/>
      <text:p text:style-name="P2">C:\ost&gt;type abc.txt</text:p>
      <text:p text:style-name="P2">Hello</text:p>
      <text:p text:style-name="P2">Hello from dev branch</text:p>
      <text:p text:style-name="P2"/>
      <text:p text:style-name="P2">C:\ost&gt;git commit -m "Update in Dev"</text:p>
      <text:p text:style-name="P2">[dev 78123db] Update in Dev</text:p>
      <text:p text:style-name="P2"><text:s/>Committer: meet.dalsaniya122846@marwadiuniversity.ac.in &lt;student@mefgi.com&gt;</text:p>
      <text:p text:style-name="P2">Your name and email address were configured automatically based</text:p>
      <text:p text:style-name="P2">on your username and hostname. Please check that they are accurate.</text:p>
      <text:p text:style-name="P2">You can suppress this message by setting them explicitly:</text:p>
      <text:p text:style-name="P2"/>
      <text:p text:style-name="P2"><text:s text:c="4"/>git config --global user.name "Your Name"</text:p>
      <text:p text:style-name="P2"><text:s text:c="4"/>git config --global user.email you@example.com</text:p>
      <text:p text:style-name="P2"/>
      <text:p text:style-name="P2">After doing this, you may fix the identity used for this commit with:</text:p>
      <text:p text:style-name="P2"/>
      <text:p text:style-name="P2"><text:s text:c="4"/>git commit --amend --reset-author</text:p>
      <text:p text:style-name="P2"/>
      <text:p text:style-name="P2"><text:s/>1 file changed, 1 insertion(+)</text:p>
      <text:p text:style-name="P2"/>
      <text:p text:style-name="P2">C:\ost&gt;git checkout main</text:p>
      <text:p text:style-name="P2">Switched to branch 'main'</text:p>
      <text:p text:style-name="P2"/>
      <text:p text:style-name="P2">C:\ost&gt;git merge dev</text:p>
      <text:p text:style-name="P2">Updating a1b6243..78123db</text:p>
      <text:p text:style-name="P2">Fast-forward</text:p>
      <text:p text:style-name="P2"><text:s/>abc.txt | 1 +</text:p>
      <text:p text:style-name="P2"><text:s/>1 file changed, 1 insertion(+)</text:p>
      <text:p text:style-name="P2"/>
      <text:p text:style-name="P2">C:\ost&gt;dir</text:p>
      <text:p text:style-name="P2"><text:s/>Volume in drive C has no label.</text:p>
      <text:p text:style-name="P2"><text:s/>Volume Serial Number is C2A1-ABB5</text:p>
      <text:p text:style-name="P2"/>
      <text:p text:style-name="P2"><text:s/>Directory of C:\ost</text:p>
      <text:p text:style-name="P2"/>
      <text:p text:style-name="P2">27-01-2026 <text:s/>08:33 <text:s text:c="3"/>&lt;DIR&gt; <text:s text:c="9"/>.</text:p>
      <text:p text:style-name="P2">27-01-2026 <text:s/>08:33 <text:s text:c="3"/>&lt;DIR&gt; <text:s text:c="9"/>..</text:p>
      <text:p text:style-name="P2">27-01-2026 <text:s/>08:33 <text:s text:c="15"/>30 abc.txt</text:p>
      <text:p text:style-name="P2"><text:s text:c="15"/>1 File(s) <text:s text:c="12"/>30 bytes</text:p>
      <text:p text:style-name="P2"><text:s text:c="15"/>2 Dir(s) <text:s/>48,435,568,640 bytes free</text:p>
      <text:p text:style-name="P2"/>
      <text:p text:style-name="P2">C:\ost&gt;git remote -v</text:p>
      <text:p text:style-name="P2"><text:soft-page-break/></text:p>
      <text:p text:style-name="P2">C:\ost&gt;git remote add origin</text:p>
      <text:p text:style-name="P2">usage: git remote add [&lt;options&gt;] &lt;name&gt; &lt;url&gt;</text:p>
      <text:p text:style-name="P2"/>
      <text:p text:style-name="P2"><text:s text:c="4"/>-f, --[no-]fetch <text:s text:c="5"/>fetch the remote branches</text:p>
      <text:p text:style-name="P2"><text:s text:c="4"/>--[no-]tags <text:s text:c="10"/>import all tags and associated objects when fetching</text:p>
      <text:p text:style-name="P2"><text:s text:c="26"/>or do not fetch any tag at all (--no-tags)</text:p>
      <text:p text:style-name="P2"><text:s text:c="4"/>-t, --[no-]track &lt;branch&gt;</text:p>
      <text:p text:style-name="P2"><text:s text:c="26"/>branch(es) to track</text:p>
      <text:p text:style-name="P2"><text:s text:c="4"/>-m, --[no-]master &lt;branch&gt;</text:p>
      <text:p text:style-name="P2"><text:s text:c="26"/>master branch</text:p>
      <text:p text:style-name="P2"><text:s text:c="4"/>--[no-]mirror[=(push|fetch)]</text:p>
      <text:p text:style-name="P2"><text:s text:c="26"/>set up remote as a mirror to push to or fetch from</text:p>
      <text:p text:style-name="P2"/>
      <text:p text:style-name="P2"/>
      <text:p text:style-name="P2">C:\ost&gt;git remote add origin https://github.com/meetdalsaniya12/OstSyllabus</text:p>
      <text:p text:style-name="P2"/>
      <text:p text:style-name="P2">C:\ost&gt;git remote add origin https://github.com/meetdalsaniya12/OstSyllabus.git</text:p>
      <text:p text:style-name="P2">error: remote origin already exists.</text:p>
      <text:p text:style-name="P2"/>
      <text:p text:style-name="P2">C:\ost&gt;git remote -v</text:p>
      <text:p text:style-name="P2">origin <text:s/>https://github.com/meetdalsaniya12/OstSyllabus (fetch)</text:p>
      <text:p text:style-name="P2">origin <text:s/>https://github.com/meetdalsaniya12/OstSyllabus (push)</text:p>
      <text:p text:style-name="P2"/>
      <text:p text:style-name="P2">C:\ost&gt;git push -u origin main</text:p>
      <text:p text:style-name="P2">info: please complete authentication in your browser...</text:p>
      <text:p text:style-name="P2"/>
      <text:p text:style-name="P2">C:\ost&gt;</text:p>
      <text:p text:style-name="P2">C:\ost&gt;git push -u origin main</text:p>
      <text:p text:style-name="P2">info: please complete authentication in your browser...</text:p>
      <text:p text:style-name="P2"/>
      <text:p text:style-name="P2">C:\ost&gt;git push -u origin main</text:p>
      <text:p text:style-name="P2">info: please complete authentication in your browser...</text:p>
      <text:p text:style-name="P2">To https://github.com/meetdalsaniya12/OstSyllabus</text:p>
      <text:p text:style-name="P2"><text:s/>! [rejected] <text:s text:c="7"/>main -&gt; main (fetch first)</text:p>
      <text:p text:style-name="P2">error: failed to push some refs to 'https://github.com/meetdalsaniya12/OstSyllabus'</text:p>
      <text:p text:style-name="P2">hint: Updates were rejected because the remote contains work that you do not</text:p>
      <text:p text:style-name="P2">hint: have locally. This is usually caused by another repository pushing to</text:p>
      <text:p text:style-name="P2">hint: the same ref. If you want to integrate the remote changes, use</text:p>
      <text:p text:style-name="P2">hint: 'git pull' before pushing again.</text:p>
      <text:p text:style-name="P2">hint: See the 'Note about fast-forwards' in 'git push --help' for details.</text:p>
      <text:p text:style-name="P2"/>
      <text:p text:style-name="P2">C:\ost&gt;git push -u origin main</text:p>
      <text:p text:style-name="P2">To https://github.com/meetdalsaniya12/OstSyllabus</text:p>
      <text:p text:style-name="P2"><text:s/>! [rejected] <text:s text:c="7"/>main -&gt; main (fetch first)</text:p>
      <text:p text:style-name="P2">error: failed to push some refs to 'https://github.com/meetdalsaniya12/OstSyllabus'</text:p>
      <text:p text:style-name="P2">hint: Updates were rejected because the remote contains work that you do not</text:p>
      <text:p text:style-name="P2">hint: have locally. This is usually caused by another repository pushing to</text:p>
      <text:p text:style-name="P2"><text:soft-page-break/>hint: the same ref. If you want to integrate the remote changes, use</text:p>
      <text:p text:style-name="P2">hint: 'git pull' before pushing again.</text:p>
      <text:p text:style-name="P2">hint: See the 'Note about fast-forwards' in 'git push --help' for details.</text:p>
      <text:p text:style-name="P2"/>
      <text:p text:style-name="P2">C:\ost&gt;git pull</text:p>
      <text:p text:style-name="P2">remote: Enumerating objects: 13, done.</text:p>
      <text:p text:style-name="P2">remote: Counting objects: 100% (13/13), done.</text:p>
      <text:p text:style-name="P2">remote: Compressing objects: 100% (10/10), done.</text:p>
      <text:p text:style-name="P2">remote: Total 13 (delta 2), reused 0 (delta 0), pack-reused 0 (from 0)</text:p>
      <text:p text:style-name="P2">Unpacking objects: 100% (13/13), 324.29 KiB | 1000.00 KiB/s, done.</text:p>
      <text:p text:style-name="P2">From https://github.com/meetdalsaniya12/OstSyllabus</text:p>
      <text:p text:style-name="P2"><text:s/>* [new branch] <text:s text:c="5"/>main <text:s text:c="6"/>-&gt; origin/main</text:p>
      <text:p text:style-name="P2">There is no tracking information for the current branch.</text:p>
      <text:p text:style-name="P2">Please specify which branch you want to merge with.</text:p>
      <text:p text:style-name="P2">See git-pull(1) for details.</text:p>
      <text:p text:style-name="P2"/>
      <text:p text:style-name="P2"><text:s text:c="4"/>git pull &lt;remote&gt; &lt;branch&gt;</text:p>
      <text:p text:style-name="P2"/>
      <text:p text:style-name="P2">If you wish to set tracking information for this branch you can do so with:</text:p>
      <text:p text:style-name="P2"/>
      <text:p text:style-name="P2"><text:s text:c="4"/>git branch --set-upstream-to=origin/&lt;branch&gt; main</text:p>
      <text:p text:style-name="P2"/>
      <text:p text:style-name="P2"/>
      <text:p text:style-name="P2">C:\ost&gt;git push -u origin main</text:p>
      <text:p text:style-name="P2">To https://github.com/meetdalsaniya12/OstSyllabus</text:p>
      <text:p text:style-name="P2"><text:s/>! [rejected] <text:s text:c="7"/>main -&gt; main (non-fast-forward)</text:p>
      <text:p text:style-name="P2">error: failed to push some refs to 'https://github.com/meetdalsaniya12/OstSyllabus'</text:p>
      <text:p text:style-name="P2">hint: Updates were rejected because the tip of your current branch is behind</text:p>
      <text:p text:style-name="P2">hint: its remote counterpart. If you want to integrate the remote changes,</text:p>
      <text:p text:style-name="P2">hint: use 'git pull' before pushing again.</text:p>
      <text:p text:style-name="P2">hint: See the 'Note about fast-forwards' in 'git push --help' for details.</text:p>
      <text:p text:style-name="P2"/>
      <text:p text:style-name="P2">C:\ost&gt;git pull origin main</text:p>
      <text:p text:style-name="P2">From https://github.com/meetdalsaniya12/OstSyllabus</text:p>
      <text:p text:style-name="P2"><text:s/>* branch <text:s text:c="11"/>main <text:s text:c="6"/>-&gt; FETCH_HEAD</text:p>
      <text:p text:style-name="P2">fatal: refusing to merge unrelated histories</text:p>
      <text:p text:style-name="P2"/>
      <text:p text:style-name="P2">C:\ost&gt;</text:p>
      <text:p text:style-name="P2">C:\ost&gt;git push origin main</text:p>
      <text:p text:style-name="P2">To https://github.com/meetdalsaniya12/OstSyllabus</text:p>
      <text:p text:style-name="P2"><text:s/>! [rejected] <text:s text:c="7"/>main -&gt; main (non-fast-forward)</text:p>
      <text:p text:style-name="P2">error: failed to push some refs to 'https://github.com/meetdalsaniya12/OstSyllabus'</text:p>
      <text:p text:style-name="P2">hint: Updates were rejected because the tip of your current branch is behind</text:p>
      <text:p text:style-name="P2">hint: its remote counterpart. If you want to integrate the remote changes,</text:p>
      <text:p text:style-name="P2">hint: use 'git pull' before pushing again.</text:p>
      <text:p text:style-name="P2">hint: See the 'Note about fast-forwards' in 'git push --help' for details.</text:p>
      <text:p text:style-name="P2"/>
      <text:p text:style-name="P2">C:\ost&gt;git push -u origin main</text:p>
      <text:p text:style-name="P2"><text:soft-page-break/>To https://github.com/meetdalsaniya12/OstSyllabus</text:p>
      <text:p text:style-name="P2"><text:s/>! [rejected] <text:s text:c="7"/>main -&gt; main (non-fast-forward)</text:p>
      <text:p text:style-name="P2">error: failed to push some refs to 'https://github.com/meetdalsaniya12/OstSyllabus'</text:p>
      <text:p text:style-name="P2">hint: Updates were rejected because the tip of your current branch is behind</text:p>
      <text:p text:style-name="P2">hint: its remote counterpart. If you want to integrate the remote changes,</text:p>
      <text:p text:style-name="P2">hint: use 'git pull' before pushing again.</text:p>
      <text:p text:style-name="P2">hint: See the 'Note about fast-forwards' in 'git push --help' for details.</text:p>
      <text:p text:style-name="P2"/>
      <text:p text:style-name="P2">C:\ost&gt;git branch</text:p>
      <text:p text:style-name="P2"><text:s text:c="2"/>dev</text:p>
      <text:p text:style-name="P2">* main</text:p>
      <text:p text:style-name="P2"/>
      <text:p text:style-name="P2">C:\ost&gt;git pull origin main --allow-unrelated-histories</text:p>
      <text:p text:style-name="P2">From https://github.com/meetdalsaniya12/OstSyllabus</text:p>
      <text:p text:style-name="P2"><text:s/>* branch <text:s text:c="11"/>main <text:s text:c="6"/>-&gt; FETCH_HEAD</text:p>
      <text:p text:style-name="P2">Merge made by the 'ort' strategy.</text:p>
      <text:p text:style-name="P2"><text:s/>01CE0618 - Open Source Technologies Syllabus.pdf | Bin 0 -&gt; 197419 bytes</text:p>
      <text:p text:style-name="P2"><text:s/>Ost Ex-1.pdf <text:s text:c="36"/>| Bin 0 -&gt; 130145 bytes</text:p>
      <text:p text:style-name="P2"><text:s/>README.md <text:s text:c="39"/>| <text:s text:c="2"/>1 +</text:p>
      <text:p text:style-name="P2"><text:s/>ost.odt <text:s text:c="41"/>| Bin 0 -&gt; 25759 bytes</text:p>
      <text:p text:style-name="P2"><text:s/>4 files changed, 1 insertion(+)</text:p>
      <text:p text:style-name="P2"><text:s/>create mode 100644 01CE0618 - Open Source Technologies Syllabus.pdf</text:p>
      <text:p text:style-name="P2"><text:s/>create mode 100644 Ost Ex-1.pdf</text:p>
      <text:p text:style-name="P2"><text:s/>create mode 100644 README.md</text:p>
      <text:p text:style-name="P2"><text:s/>create mode 100644 ost.odt</text:p>
      <text:p text:style-name="P2"/>
      <text:p text:style-name="P2">C:\ost&gt;git push origin main</text:p>
      <text:p text:style-name="P2">Enumerating objects: 9, done.</text:p>
      <text:p text:style-name="P2">Counting objects: 100% (9/9), done.</text:p>
      <text:p text:style-name="P2">Delta compression using up to 6 threads</text:p>
      <text:p text:style-name="P2">Compressing objects: 100% (4/4), done.</text:p>
      <text:p text:style-name="P2">Writing objects: 100% (8/8), 817 bytes | 817.00 KiB/s, done.</text:p>
      <text:p text:style-name="P2">Total 8 (delta 2), reused 0 (delta 0), pack-reused 0 (from 0)</text:p>
      <text:p text:style-name="P2">remote: Resolving deltas: 100% (2/2), completed with 1 local object.</text:p>
      <text:p text:style-name="P2">To https://github.com/meetdalsaniya12/OstSyllabus</text:p>
      <text:p text:style-name="P2"><text:s text:c="3"/>d60cb2a..d27d1e1 <text:s/>main -&gt; main</text:p>
      <text:p text:style-name="P2"/>
      <text:p text:style-name="P2">C:\ost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08:53:13.837744700</meta:creation-date>
    <dc:date>2026-01-27T08:55:58.282800500</dc:date>
    <meta:editing-duration>PT2M45S</meta:editing-duration>
    <meta:editing-cycles>1</meta:editing-cycles>
    <meta:document-statistic meta:table-count="0" meta:image-count="0" meta:object-count="0" meta:page-count="7" meta:paragraph-count="239" meta:word-count="1332" meta:character-count="9978" meta:non-whitespace-character-count="8214"/>
    <meta:generator>LibreOffice/25.2.7.2$Windows_X86_64 LibreOffice_project/5cbfd1ab6520636bb5f7b99185aa69bd7456825d</meta:generator>
  </office:meta>
</office:document-meta>
</file>